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file-entry manifest:media-type="image/png" manifest:full-path="Pictures/Picture1"/>
  <manifest:file-entry manifest:media-type="image/png" manifest:full-path="Pictures/Picture2"/>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p40" style:family="paragraph">
      <style:paragraph-properties fo:margin-bottom="9pt"/>
    </style:style>
    <style:style style:name="p43" style:family="paragraph">
      <style:paragraph-properties fo:margin-bottom="9pt"/>
    </style:style>
    <style:style style:name="p42" style:family="paragraph">
      <style:paragraph-properties fo:margin-top="9pt"/>
    </style:style>
    <style:style style:name="p21" style:family="paragraph">
      <style:paragraph-properties fo:margin-top="9pt" fo:keep-together="true"/>
    </style:style>
    <style:style style:name="p23" style:family="paragraph">
      <style:paragraph-properties fo:keep-together="true"/>
    </style:style>
    <style:style style:name="p22" style:family="paragraph">
      <style:paragraph-properties fo:margin-bottom="9pt" fo:keep-together="true"/>
    </style:style>
    <style:style style:name="p17" style:family="paragraph">
      <style:paragraph-properties fo:margin-top="9pt" fo:margin-bottom="9pt"/>
    </style:style>
    <style:style style:name="c16" style:family="text">
      <style:text-properties fo:font-weight="bold" fo:font-family="Sans" fo:color="#2e3436"/>
    </style:style>
    <style:style style:name="c19" style:family="text">
      <style:text-properties fo:font-family="PragmataPro Mono" fo:color="#2e3436"/>
    </style:style>
    <style:style style:name="c18" style:family="text">
      <style:text-properties fo:font-family="Sans" style:text-underline-type="single" style:text-underline-style="solid" fo:color="#2a76c6"/>
    </style:style>
    <style:style style:name="c29" style:family="text">
      <style:text-properties fo:font-style="italic" fo:font-family="Sans" fo:color="#2e3436"/>
    </style:style>
    <style:style style:name="c28" style:family="text">
      <style:text-properties fo:font-family="Sans" fo:color="#2e3436"/>
    </style:style>
    <style:style style:name="s25" style:family="section">
      <style:section-properties/>
    </style:style>
    <style:style style:name="c24" style:family="text">
      <style:text-properties fo:font-family="Sans" style:text-underline-type="single" style:text-underline-style="solid" fo:color="#2a76c6"/>
    </style:style>
    <style:style style:name="c26" style:family="text">
      <style:text-properties fo:font-family="Sans" fo:color="#2e3436"/>
    </style:style>
    <style:style style:name="c5" style:family="text">
      <style:text-properties fo:font-weight="bold" fo:font-family="Sans" fo:color="#2e3436"/>
    </style:style>
    <style:style style:name="p4" style:family="paragraph">
      <style:paragraph-properties fo:margin-top="13.5pt" fo:margin-bottom="9pt"/>
    </style:style>
    <style:style style:name="c7" style:family="text">
      <style:text-properties fo:font-weight="bold" fo:font-family="Sans" fo:color="#2e3436"/>
    </style:style>
    <style:style style:name="p6" style:family="paragraph">
      <style:paragraph-properties fo:margin-top="10.5pt" fo:margin-bottom="9pt"/>
    </style:style>
    <style:style style:name="c0" style:family="text">
      <style:text-properties fo:font-family="Sans"/>
    </style:style>
    <style:style style:name="p37" style:family="paragraph">
      <style:paragraph-properties/>
    </style:style>
    <style:style style:name="c3" style:family="text">
      <style:text-properties fo:font-family="Sans" fo:color="#2e3436"/>
    </style:style>
    <style:style style:name="c36" style:family="text">
      <style:text-properties fo:font-family="Sans" style:text-underline-type="single" style:text-underline-style="solid" fo:color="#2a76c6"/>
    </style:style>
    <style:style style:name="c39" style:family="text">
      <style:text-properties fo:font-family="Sans" style:text-underline-type="single" style:text-underline-style="solid" fo:color="#2a76c6"/>
    </style:style>
    <style:style style:name="p13" style:family="paragraph">
      <style:paragraph-properties fo:margin-top="9pt"/>
    </style:style>
    <style:style style:name="p38" style:family="paragraph">
      <style:paragraph-properties fo:margin-top="9pt"/>
    </style:style>
    <style:style style:name="p15" style:family="paragraph">
      <style:paragraph-properties fo:margin-top="12pt" fo:margin-bottom="9pt"/>
    </style:style>
    <style:style style:name="p32" style:family="paragraph">
      <style:paragraph-properties fo:margin-top="9pt" fo:margin-bottom="9pt"/>
    </style:style>
    <style:style style:name="c35" style:family="text">
      <style:text-properties fo:font-family="Sans" style:text-underline-type="single" style:text-underline-style="solid" fo:color="#2a76c6"/>
    </style:style>
    <style:style style:name="p14" style:family="paragraph">
      <style:paragraph-properties fo:margin-bottom="9pt"/>
    </style:style>
    <style:style style:name="p34" style:family="paragraph">
      <style:paragraph-properties fo:margin-top="9pt" fo:margin-bottom="9pt"/>
    </style:style>
    <text:list-style style:name="L9">
      <text:list-level-style-bullet text:bullet-char="●" text:level="1">
        <style:list-level-properties fo:text-align="start" text:space-before="8mm"/>
      </text:list-level-style-bullet>
    </text:list-style>
    <style:style style:name="p11" style:family="paragraph">
      <style:paragraph-properties fo:margin-top="9pt" fo:margin-bottom="9pt"/>
    </style:style>
  </office:automatic-styles>
  <office:body>
    <office:text>
      <text:p text:style-name="p4"><text:span text:style-name="c5">Protocol Design Assignment</text:span></text:p>
      <text:p text:style-name="p6"><text:span text:style-name="c7">ToDo</text:span></text:p>
      <text:list text:style-name="L9">
        <text:list-item>
          <text:p text:style-name="p11"><text:span text:style-name="c3">Send file metadata e.g. rights, owner, creation date, ...</text:span></text:p>
        </text:list-item>
      </text:list>
      <text:p text:style-name="p6"><text:span text:style-name="c7">Important</text:span></text:p>
      <text:list text:style-name="L9">
        <text:list-item>
          <text:p text:style-name="p13"><text:span text:style-name="c3">UDP MTU</text:span></text:p>
        </text:list-item>
        <text:list-item>
          <text:p text:style-name="p14"><text:span text:style-name="c3">Don't create packages with a size of (bit-size mod 8) != 0. It makes it hard on the receiver side to interpret those!</text:span></text:p>
        </text:list-item>
      </text:list>
      <text:p text:style-name="p15"><text:span text:style-name="c16">Protocol</text:span></text:p>
      <text:p text:style-name="p6"><text:span text:style-name="c7">General field descriptions</text:span></text:p>
      <text:p text:style-name="p17"><text:span text:style-name="c3">Type [4 Bit]:<text:line-break/>0000 =&gt; Client-Hello-Handshake<text:line-break/>0001 =&gt; Server-Hello-Handshake<text:line-break/>0010 =&gt; File-Creation<text:line-break/>0011 =&gt; File-Transfer<text:line-break/>0100 =&gt; File-Status<text:line-break/>0101 =&gt; ACK<text:line-break/>0110 =&gt; Ping<text:line-break/>0111 =&gt; Transfer-Ended<text:line-break/>1000 =&gt; Auth-Request<text:line-break/>1001 =&gt; Auth-Result<text:line-break/></text:span></text:p>
      <text:p text:style-name="p17"><text:span text:style-name="c3">Client ID [32 Bit]:<text:line-break/>An unique client id generated by the client on first contact.<text:line-break/>E.g. A random int</text:span></text:p>
      <text:p text:style-name="p17"><text:span text:style-name="c3">Checksum [32 Bit]:<text:line-break/>CRC32 Algorithm </text:span><text:a xlink:href="https://en.wikipedia.org/wiki/Cyclic_redundancy_check"><text:span text:style-name="c18">Wiki Link</text:span></text:a></text:p>
      <text:p text:style-name="p17"><text:span text:style-name="c3">Sequence Number [32 bit]:<text:line-break/>Like TCP.</text:span></text:p>
      <text:p text:style-name="p17"><text:span text:style-name="c3">FID Length [64 Bit]:<text:line-break/>The length of the </text:span><text:span text:style-name="c19">FID</text:span><text:span text:style-name="c3"> field in bytes.</text:span></text:p>
      <text:p text:style-name="p17"><text:span text:style-name="c3">FID [Defined in the </text:span><text:span text:style-name="c19">FID Length</text:span><text:span text:style-name="c3"> filed]: The relative path to the file. Includes the file name e.g. </text:span><text:span text:style-name="c19">folder/file.txt</text:span><text:span text:style-name="c3">.</text:span></text:p>
      <text:p text:style-name="p17"><text:span text:style-name="c3">FID Part Number [32 Bit]:<text:line-break/>The file part number.</text:span></text:p>
      <text:p text:style-name="p17"><text:span text:style-name="c3">Pub Key [32 Bit]:<text:line-break/>The client public key for the Diffie Hellman encryption.</text:span></text:p>
      <text:p text:style-name="p6"><text:span text:style-name="c7">Client-Hello-Handshake</text:span></text:p>
      <text:p text:style-name="p17"><text:span text:style-name="c3">The initial connection message that gets send by the client.</text:span></text:p>
      <text:p text:style-name="p21"><text:span text:style-name="c19">0 <text:s text:c="5"/>4 <text:s text:c="6"/>8 <text:s text:c="5"/>24 <text:s text:c="9"/>56 <text:s text:c="12"/>88 <text:s text:c="13"/>120 <text:s text:c="7"/>152</text:span></text:p>
      <text:p text:style-name="p23"><text:span text:style-name="c19">+------+-------+------+-----------+--------------+----------------+---------+</text:span></text:p>
      <text:p text:style-name="p23"><text:span text:style-name="c19">| Type | Flags | Port | Client ID | Prime Number | Primitive Root | Pub Key |</text:span></text:p>
      <text:p text:style-name="p23"><text:span text:style-name="c19">+------+-------+------+-----------+--------------+----------------+---------+</text:span></text:p>
      <text:p text:style-name="p23"><text:span text:style-name="c19">152 <text:s text:c="7"/>184 <text:s text:c="14"/>216 <text:s text:c="16"/>1000</text:span></text:p>
      <text:p text:style-name="p23"><text:span text:style-name="c19">+----------+-----------------+----------+--------+</text:span></text:p>
      <text:p text:style-name="p23"><text:span text:style-name="c19">| Checksum | Username Length | Username | UNUSED |</text:span></text:p>
      <text:p text:style-name="p23"><text:span text:style-name="c19">+----------+-----------------+----------+--------+</text:span></text:p>
      <text:p text:style-name="p22"><text:span text:style-name="c3"> </text:span></text:p>
      <text:p text:style-name="p17"><text:span text:style-name="c3">Flags [4 Bit]:</text:span></text:p>
      <text:p text:style-name="p21"><text:span text:style-name="c19">0000</text:span></text:p>
      <text:p text:style-name="p23"><text:span text:style-name="c19">||||</text:span></text:p>
      <text:p text:style-name="p23"><text:span text:style-name="c19">|||+-&gt; Connect requested</text:span></text:p>
      <text:p text:style-name="p23"><text:span text:style-name="c19">||+--&gt; Reconnect</text:span></text:p>
      <text:p text:style-name="p23"><text:span text:style-name="c19">|+---&gt; *UNUSED*</text:span></text:p>
      <text:p text:style-name="p23"><text:span text:style-name="c19">+----&gt; *UNUSED*</text:span></text:p>
      <text:p text:style-name="p22"><text:span text:style-name="c3"> </text:span></text:p>
      <text:p text:style-name="p17"><text:span text:style-name="c3">Port [16 Bit]:<text:line-break/>The port on which the client listens to server messages.</text:span></text:p>
      <text:p text:style-name="p17"><text:span text:style-name="c3">Prime Number [32 Bit]:<text:line-break/>The client prime number for the Diffie Hellman encryption.</text:span></text:p>
      <text:p text:style-name="p17"><text:span text:style-name="c3">Primitive Root [32 Bit]:<text:line-break/>The client primitive root for the Diffie Hellman encryption.</text:span></text:p>
      <text:p text:style-name="p17"><text:span text:style-name="c3">Username Length [32 Bit]:<text:line-break/>Describes how long the the following Username is in byte.</text:span></text:p>
      <text:p text:style-name="p17"><text:span text:style-name="c3">Username [X Byte]:<text:line-break/>Defined via the </text:span><text:span text:style-name="c19">Username Length</text:span><text:span text:style-name="c3">.</text:span></text:p>
      <text:p text:style-name="p17"><text:span text:style-name="c3">UNUSED [816-X Bit]:<text:line-break/>To "prevent" DoS attacks. Ensures the package is a least 1000 Bit long.</text:span></text:p>
      <text:p text:style-name="p6"><text:span text:style-name="c7">Server-Hello-Handshake</text:span></text:p>
      <text:p text:style-name="p17"><text:span text:style-name="c3">Once the server received a </text:span><text:span text:style-name="c19">Client-Hello-Handshake</text:span><text:span text:style-name="c3"> message he should reply with this message.</text:span></text:p>
      <text:p text:style-name="p21"><text:span text:style-name="c19">0 <text:s text:c="5"/>4 <text:s text:c="6"/>8 <text:s text:c="10"/>40 <text:s text:c="15"/>72 <text:s text:c="11"/>88 <text:s text:c="7"/>120 <text:s text:c="7"/>152</text:span></text:p>
      <text:p text:style-name="p23"><text:span text:style-name="c19">+------+-------+-----------+-----------------+-------------+---------+----------+</text:span></text:p>
      <text:p text:style-name="p23"><text:span text:style-name="c19">| Type | Flags | Client ID | Sequence Number | Upload-port | Pub Key | Checksum |</text:span></text:p>
      <text:p text:style-name="p23"><text:span text:style-name="c19">+------+-------+-----------+-----------------+-------------+---------+----------+</text:span></text:p>
      <text:p text:style-name="p22"><text:span text:style-name="c3"> </text:span></text:p>
      <text:p text:style-name="p17"><text:span text:style-name="c3">Upload-port [16 Bit]:<text:line-break/>The Port where the client should send all following messages to.</text:span></text:p>
      <text:p text:style-name="p17"><text:span text:style-name="c3">Flags [4 Bit]:</text:span></text:p>
      <text:p text:style-name="p21"><text:span text:style-name="c19">0000</text:span></text:p>
      <text:p text:style-name="p23"><text:span text:style-name="c19">||||</text:span></text:p>
      <text:p text:style-name="p23"><text:span text:style-name="c19">|||+-&gt; Client accepted</text:span></text:p>
      <text:p text:style-name="p23"><text:span text:style-name="c19">||+--&gt; Too many clients - connection revoked</text:span></text:p>
      <text:p text:style-name="p23"><text:span text:style-name="c19">|+---&gt; Client ID taken - connection revoked</text:span></text:p>
      <text:p text:style-name="p23"><text:span text:style-name="c19">+----&gt; Invalid username - connection revoked</text:span></text:p>
      <text:p text:style-name="p22"><text:span text:style-name="c3"> </text:span></text:p>
      <text:p text:style-name="p6"><text:span text:style-name="c7">File-Creation</text:span></text:p>
      <text:p text:style-name="p17"><text:span text:style-name="c3">Marks the start of a file transfer. Tells the server to create the given file with the given path.</text:span></text:p>
      <text:p text:style-name="p21"><text:span text:style-name="c19">0 <text:s text:c="5"/>4 <text:s text:c="10"/>36 <text:s text:c="15"/>68 <text:s text:c="9"/>72 <text:s text:c="8"/>328 <text:s text:c="7"/>360 <text:s text:c="9"/>424</text:span></text:p>
      <text:p text:style-name="p23"><text:span text:style-name="c19">+------+-----------+-----------------+-----------+----------+----------+------------+-----+</text:span></text:p>
      <text:p text:style-name="p23"><text:span text:style-name="c19">| Type | Client ID | Sequence Number | File Type | File MD5 | Checksum | FID Length | FID |</text:span></text:p>
      <text:p text:style-name="p23"><text:span text:style-name="c19">+------+-----------+-----------------+-----------+----------+----------+------------+-----+</text:span></text:p>
      <text:p text:style-name="p23"/>
      <text:p text:style-name="p22"><text:span text:style-name="c3"> </text:span></text:p>
      <text:p text:style-name="p17"><text:span text:style-name="c3">File Type [4 Bit]:<text:line-break/></text:span></text:p>
      <text:p text:style-name="p21"><text:span text:style-name="c19">0000</text:span></text:p>
      <text:p text:style-name="p23"><text:span text:style-name="c19">||||</text:span></text:p>
      <text:p text:style-name="p23"><text:span text:style-name="c19">|||+-&gt; Folder</text:span></text:p>
      <text:p text:style-name="p23"><text:span text:style-name="c19">||+--&gt; Delete folder</text:span></text:p>
      <text:p text:style-name="p23"><text:span text:style-name="c19">|+---&gt; File</text:span></text:p>
      <text:p text:style-name="p23"><text:span text:style-name="c19">+----&gt; Delete file</text:span></text:p>
      <text:p text:style-name="p22"><text:span text:style-name="c3"> </text:span></text:p>
      <text:p text:style-name="p17"><text:span text:style-name="c3">File MD5 hash [256 Bit]:<text:line-break/>The file MD5 hash to check if the file was transmitted correctly. Unused for folders. </text:span><text:a xlink:href="https://en.wikipedia.org/wiki/MD5"><text:span text:style-name="c24">Wiki Link</text:span></text:a></text:p>
      <text:p text:style-name="p6"><text:span text:style-name="c7">File-Transfer</text:span></text:p>
      <text:p text:style-name="p17"><text:span text:style-name="c3">The actual file transfer message containing the file content.</text:span></text:p>
      <text:p text:style-name="p21"><text:span text:style-name="c19">0 <text:s text:c="5"/>4 <text:s text:c="6"/>8 <text:s text:c="10"/>40 <text:s text:c="15"/>72 <text:s text:c="15"/>104</text:span></text:p>
      <text:p text:style-name="p23"><text:span text:style-name="c19">+------+-------+-----------+-----------------+-----------------+</text:span></text:p>
      <text:p text:style-name="p23"><text:span text:style-name="c19">| Type | Flags | Client ID | Sequence Number | FID Part Number |</text:span></text:p>
      <text:p text:style-name="p23"><text:span text:style-name="c19">+------+-------+-----------+-----------------+-----------------+</text:span></text:p>
      <text:p text:style-name="p23"/>
      <text:p text:style-name="p23"><text:span text:style-name="c19">104 <text:s text:c="7"/>136 <text:s text:c="13"/>200</text:span></text:p>
      <text:p text:style-name="p23"><text:span text:style-name="c19">+----------+----------------+---------+</text:span></text:p>
      <text:p text:style-name="p23"><text:span text:style-name="c19">| Checksum | Content Length | Content |</text:span></text:p>
      <text:p text:style-name="p23"><text:span text:style-name="c19">+----------+----------------+---------+</text:span></text:p>
      <text:p text:style-name="p22"><text:span text:style-name="c3"> </text:span></text:p>
      <text:p text:style-name="p17"><text:span text:style-name="c3">Flags [4 Bit]:</text:span></text:p>
      <text:p text:style-name="p21"><text:span text:style-name="c19">0000</text:span></text:p>
      <text:p text:style-name="p23"><text:span text:style-name="c19">||||</text:span></text:p>
      <text:p text:style-name="p23"><text:span text:style-name="c19">|||+-&gt; First package for the given file</text:span></text:p>
      <text:p text:style-name="p23"><text:span text:style-name="c19">||+--&gt; File content</text:span></text:p>
      <text:p text:style-name="p23"><text:span text:style-name="c19">|+---&gt; Delta Sync</text:span></text:p>
      <text:p text:style-name="p23"><text:span text:style-name="c19">+----&gt; Last package for the file</text:span></text:p>
      <text:p text:style-name="p22"><text:span text:style-name="c3"> </text:span></text:p>
      <text:p text:style-name="p17"><text:span text:style-name="c3">Content Length [max 900 Bit]:<text:line-break/>The length of the </text:span><text:span text:style-name="c19">Content</text:span><text:span text:style-name="c3"> field.</text:span></text:p>
      <text:p text:style-name="p17"><text:span text:style-name="c3">Content [defined in "Content Length" in Bit]:<text:line-break/>The actual file content.</text:span></text:p>
      <text:p text:style-name="p6"><text:span text:style-name="c7">File-Status</text:span></text:p>
      <text:p text:style-name="p17"><text:span text:style-name="c3">Used for requesting and responding the current file status bevor a file gets transfered.</text:span></text:p>
      <text:p text:style-name="p21"><text:span text:style-name="c19">0 <text:s text:c="5"/>4 <text:s text:c="6"/>8 <text:s text:c="10"/>40 <text:s text:c="15"/>72 <text:s text:c="20"/>104</text:span></text:p>
      <text:p text:style-name="p23"><text:span text:style-name="c19">+------+-------+-----------+-----------------+----------------------+</text:span></text:p>
      <text:p text:style-name="p23"><text:span text:style-name="c19">| Type | Flags | Client ID | Sequence Number | Last FID Part Number |</text:span></text:p>
      <text:p text:style-name="p23"><text:span text:style-name="c19">+------+-------+-----------+-----------------+----------------------+</text:span></text:p>
      <text:p text:style-name="p23"/>
      <text:p text:style-name="p23"><text:span text:style-name="c19">104 <text:s text:c="7"/>136 <text:s text:c="9"/>200</text:span></text:p>
      <text:p text:style-name="p23"><text:span text:style-name="c19">+----------+------------+-----+</text:span></text:p>
      <text:p text:style-name="p23"><text:span text:style-name="c19">| Checksum | FID Length | FID |</text:span></text:p>
      <text:p text:style-name="p23"><text:span text:style-name="c19">+----------+------------+-----+</text:span></text:p>
      <text:p text:style-name="p22"><text:span text:style-name="c3"> </text:span></text:p>
      <text:p text:style-name="p17"><text:span text:style-name="c3">Flags [4 Bit]:</text:span></text:p>
      <text:p text:style-name="p21"><text:span text:style-name="c19">0000</text:span></text:p>
      <text:p text:style-name="p23"><text:span text:style-name="c19">||||</text:span></text:p>
      <text:p text:style-name="p23"><text:span text:style-name="c19">|||+-&gt; Request status of FID</text:span></text:p>
      <text:p text:style-name="p23"><text:span text:style-name="c19">||+--&gt; FID status response</text:span></text:p>
      <text:p text:style-name="p23"><text:span text:style-name="c19">|+---&gt; Restart sending file system</text:span></text:p>
      <text:p text:style-name="p23"><text:span text:style-name="c19">+----&gt; File = 0/Folder = 1</text:span></text:p>
      <text:p text:style-name="p22"><text:span text:style-name="c3"> </text:span></text:p>
      <text:p text:style-name="p17"><text:span text:style-name="c3">Last FID Part Number [32 Bit]: The last received </text:span><text:span text:style-name="c19">FID Part Number</text:span><text:span text:style-name="c3">. Ignored if </text:span><text:span text:style-name="c19">Request status of FID</text:span><text:span text:style-name="c3"> is set.</text:span></text:p>
      <text:p text:style-name="p6"><text:span text:style-name="c7">ACK</text:span></text:p>
      <text:p text:style-name="p17"><text:span text:style-name="c3">For acknowledging </text:span><text:span text:style-name="c19">Ping</text:span><text:span text:style-name="c3">, </text:span><text:span text:style-name="c19">File-Creation</text:span><text:span text:style-name="c3"> and </text:span><text:span text:style-name="c19">File-Transfer</text:span><text:span text:style-name="c3"> messages.</text:span></text:p>
      <text:p text:style-name="p21"><text:span text:style-name="c19">0 <text:s text:c="5"/>4 <text:s text:c="20"/>36 <text:s text:c="8"/>68 <text:s text:c="5"/>72</text:span></text:p>
      <text:p text:style-name="p23"><text:span text:style-name="c19">+------+---------------------+----------+--------+</text:span></text:p>
      <text:p text:style-name="p23"><text:span text:style-name="c19">| Type | ACK Sequence Number | Checksum | UNUSED |</text:span></text:p>
      <text:p text:style-name="p23"><text:span text:style-name="c19">+------+---------------------+----------+--------+</text:span></text:p>
      <text:p text:style-name="p22"><text:span text:style-name="c3"> </text:span></text:p>
      <text:p text:style-name="p17"><text:span text:style-name="c3">ACK Sequence Number [32 Bit]:<text:line-break/>The acknowledged </text:span><text:span text:style-name="c19">Sequence Number</text:span><text:span text:style-name="c3"> or </text:span><text:span text:style-name="c19">Ping Sequence Number</text:span><text:span text:style-name="c3">.</text:span></text:p>
      <text:p text:style-name="p6"><text:span text:style-name="c7">Transfer-Ended</text:span></text:p>
      <text:p text:style-name="p17"><text:span text:style-name="c3">Gets send by the client once he wants to end the transfer/close the connection.</text:span></text:p>
      <text:p text:style-name="p21"><text:span text:style-name="c19">0 <text:s text:c="5"/>4 <text:s text:c="6"/>8 <text:s text:c="10"/>40 <text:s text:c="8"/>72</text:span></text:p>
      <text:p text:style-name="p23"><text:span text:style-name="c19">+------+-------+-----------+----------+</text:span></text:p>
      <text:p text:style-name="p23"><text:span text:style-name="c19">| Type | Flags | Client ID | Checksum |</text:span></text:p>
      <text:p text:style-name="p23"><text:span text:style-name="c19">+------+-------+-----------+----------+</text:span></text:p>
      <text:p text:style-name="p22"><text:span text:style-name="c3"> </text:span></text:p>
      <text:p text:style-name="p17"><text:span text:style-name="c3">Flags [4 Bit]:</text:span></text:p>
      <text:p text:style-name="p21"><text:span text:style-name="c19">0000</text:span></text:p>
      <text:p text:style-name="p23"><text:span text:style-name="c19">||||</text:span></text:p>
      <text:p text:style-name="p23"><text:span text:style-name="c19">|||+-&gt; Transfer finished</text:span></text:p>
      <text:p text:style-name="p23"><text:span text:style-name="c19">||+--&gt; Cancelled by user</text:span></text:p>
      <text:p text:style-name="p23"><text:span text:style-name="c19">|+---&gt; Error</text:span></text:p>
      <text:p text:style-name="p23"><text:span text:style-name="c19">+----&gt; *UNUSED*</text:span></text:p>
      <text:p text:style-name="p22"><text:span text:style-name="c3"> </text:span></text:p>
      <text:p text:style-name="p6"><text:span text:style-name="c7">Ping</text:span></text:p>
      <text:p text:style-name="p17"><text:span text:style-name="c3">This message is used for ensuring the opponent is still there. The opponent should acknowledge each received </text:span><text:span text:style-name="c19">Ping</text:span><text:span text:style-name="c3"> message with an </text:span><text:span text:style-name="c19">Server-ACK</text:span><text:span text:style-name="c3">.Should get send by each side if there was no message exchange for more than 2 seconds.<text:line-break/>It also can be used for package loss and throughput tests with a modified </text:span><text:span text:style-name="c19">Payload Length</text:span><text:span text:style-name="c3">.</text:span></text:p>
      <text:p text:style-name="p21"><text:span text:style-name="c19">0 <text:s text:c="5"/>4 <text:s text:c="21"/>36 <text:s text:c="8"/>68 <text:s text:c="9"/>100 <text:s text:c="5"/>104 <text:s text:c="13"/>136</text:span></text:p>
      <text:p text:style-name="p23"><text:span text:style-name="c19">+------+----------------------+-----------+----------+--------+----------------+---------+</text:span></text:p>
      <text:p text:style-name="p23"><text:span text:style-name="c19">| Type | Ping Sequence Number | Client ID | Checksum | Unused | Payload Length | Payload |</text:span></text:p>
      <text:p text:style-name="p23"><text:span text:style-name="c19">+------+----------------------+-----------+----------+--------+----------------+---------+</text:span></text:p>
      <text:p text:style-name="p22"><text:span text:style-name="c3"> </text:span></text:p>
      <text:p text:style-name="p17"><text:span text:style-name="c3">Ping Sequence Number [32 Bit]<text:line-break/>An unique number for identifying each ping.</text:span></text:p>
      <text:p text:style-name="p17"><text:span text:style-name="c3">Payload Length [32 Bit]:<text:line-break/>Describes how long the the following payload is in byte.</text:span></text:p>
      <text:p text:style-name="p17"><text:span text:style-name="c3">Payload [X Byte]:<text:line-break/>Defined via the </text:span><text:span text:style-name="c19">Payload Length</text:span><text:span text:style-name="c3">.</text:span></text:p>
      <text:p text:style-name="p6"><text:span text:style-name="c7">Auth-Request</text:span></text:p>
      <text:p text:style-name="p17"><text:span text:style-name="c3">Send by the client to authentificate at the server.</text:span></text:p>
      <text:p text:style-name="p21"><text:span text:style-name="c19">0 <text:s text:c="5"/>4 <text:s text:c="7"/>8 <text:s text:c="10"/>40 <text:s text:c="38"/>72 <text:s text:c="8"/>104</text:span></text:p>
      <text:p text:style-name="p23"><text:span text:style-name="c19">+------+--------+-----------+----------------------------------------+----------+</text:span></text:p>
      <text:p text:style-name="p23"><text:span text:style-name="c19">| Type | UNUSED | Client ID | Server-Hello-Handshake Sequence Number | Checksum |</text:span></text:p>
      <text:p text:style-name="p23"><text:span text:style-name="c19">+------+--------+-----------+----------------------------------------+----------+</text:span></text:p>
      <text:p text:style-name="p23"><text:span text:style-name="c19">104 <text:s text:c="14"/>136</text:span></text:p>
      <text:p text:style-name="p23"><text:span text:style-name="c19">+-----------------+----------+</text:span></text:p>
      <text:p text:style-name="p23"><text:span text:style-name="c19">| Password Length | Password |</text:span></text:p>
      <text:p text:style-name="p23"><text:span text:style-name="c19">+-----------------+----------+</text:span></text:p>
      <text:p text:style-name="p22"><text:span text:style-name="c3"> </text:span></text:p>
      <text:p text:style-name="p17"><text:span text:style-name="c3">Server-Hello-Handshake Sequence Number [32 Bit]:<text:line-break/>The sequence number of the </text:span><text:span text:style-name="c19">Server-Hello-Handshake</text:span><text:span text:style-name="c3"> message.</text:span></text:p>
      <text:p text:style-name="p17"><text:span text:style-name="c3">Password Length [32 Bit]:<text:line-break/>Describes how long the the following password is in byte.</text:span></text:p>
      <text:p text:style-name="p17"><text:span text:style-name="c3">Password [X Byte]:<text:line-break/>Defined via the </text:span><text:span text:style-name="c19">Password Length</text:span><text:span text:style-name="c3">.</text:span></text:p>
      <text:p text:style-name="p6"><text:span text:style-name="c7">Auth-Result</text:span></text:p>
      <text:p text:style-name="p17"><text:span text:style-name="c3">Send by the server with the authentification result.</text:span></text:p>
      <text:p text:style-name="p21"><text:span text:style-name="c19">0 <text:s text:c="5"/>4 <text:s text:c="6"/>8 <text:s text:c="10"/>40 <text:s text:c="28"/>72 <text:s text:c="8"/>104</text:span></text:p>
      <text:p text:style-name="p23"><text:span text:style-name="c19">+------+-------+-----------+------------------------------+----------+</text:span></text:p>
      <text:p text:style-name="p23"><text:span text:style-name="c19">| Type | Flags | Client ID | Auth-Request Sequence Number | Checksum |</text:span></text:p>
      <text:p text:style-name="p23"><text:span text:style-name="c19">+------+-------+-----------+------------------------------+----------+</text:span></text:p>
      <text:p text:style-name="p22"><text:span text:style-name="c3"> </text:span></text:p>
      <text:p text:style-name="p17"><text:span text:style-name="c3">Flags [4 Bit]:</text:span></text:p>
      <text:p text:style-name="p21"><text:span text:style-name="c19">0000</text:span></text:p>
      <text:p text:style-name="p23"><text:span text:style-name="c19">||||</text:span></text:p>
      <text:p text:style-name="p23"><text:span text:style-name="c19">|||+-&gt; Authentification successfull</text:span></text:p>
      <text:p text:style-name="p23"><text:span text:style-name="c19">||+--&gt; *UNUSED*</text:span></text:p>
      <text:p text:style-name="p23"><text:span text:style-name="c19">|+---&gt; *UNUSED*</text:span></text:p>
      <text:p text:style-name="p23"><text:span text:style-name="c19">+----&gt; *UNUSED*</text:span></text:p>
      <text:p text:style-name="p22"><text:span text:style-name="c3"> </text:span></text:p>
      <text:p text:style-name="p17"><text:span text:style-name="c3">Auth-Request Sequence Number [32 Bit]:<text:line-break/>The Sequence number of the received </text:span><text:span text:style-name="c19">`Auth-Request</text:span><text:span text:style-name="c3"> message.</text:span></text:p>
      <text:p text:style-name="p15"><text:span text:style-name="c16">State charts</text:span></text:p>
      <text:p text:style-name="p6"><text:span text:style-name="c7">FileClient</text:span></text:p>
      <text:p text:style-name="p17"><text:span>
          <draw:frame draw:name="./FileClientStateChart.svg" svg:width="1353pt" svg:height="591pt">
            <draw:image xlink:href="Pictures/Picture1"/>
          </draw:frame>
        </text:span></text:p>
      <text:p text:style-name="p6"><text:span text:style-name="c7">FileServer</text:span></text:p>
      <text:p text:style-name="p17"><text:span text:style-name="c3">The server it selfe is stateless but it has </text:span><text:span text:style-name="c19">FileServerClient</text:span><text:span text:style-name="c3"> objects with the following state chart: </text:span><text:span>
          <draw:frame draw:name="./FileServerClientStateChart.svg" svg:width="1563.75pt" svg:height="555pt">
            <draw:image xlink:href="Pictures/Picture2"/>
          </draw:frame>
        </text:span></text:p>
      <text:p text:style-name="p15"><text:span text:style-name="c16">Process example</text:span></text:p>
      <text:p text:style-name="p21"><text:span text:style-name="c19">Client <text:s text:c="15"/>Server</text:span></text:p>
      <text:p text:style-name="p23"><text:span text:style-name="c19">
          <text:s text:c="2"/>| Client-Hello-Handshake <text:s text:c="5"/>|</text:span></text:p>
      <text:p text:style-name="p23"><text:span text:style-name="c19">
          <text:s text:c="2"/>| ------------------------------&gt; | The clients starts the connection on the default port</text:span></text:p>
      <text:p text:style-name="p23"><text:span text:style-name="c19">
          <text:s text:c="2"/>| <text:s text:c="16"/>| and tells the server the port on which he listens for answers.</text:span></text:p>
      <text:p text:style-name="p23"><text:span text:style-name="c19">
          <text:s text:c="2"/>| <text:s text:c="16"/>| It also contains ```ClientStartConnection``` key exchange data.</text:span></text:p>
      <text:p text:style-name="p23"><text:span text:style-name="c19">
          <text:s text:c="2"/>| Server-Hello-Handshake <text:s text:c="5"/>|</text:span></text:p>
      <text:p text:style-name="p23"><text:span text:style-name="c19">
          <text:s text:c="2"/>| &lt;------------------------------ | The server responds with an upload port and the</text:span></text:p>
      <text:p text:style-name="p23"><text:span text:style-name="c19">
          <text:s text:c="2"/>| <text:s text:c="16"/>| ```onServerReceive``` key exchange data.</text:span></text:p>
      <text:p text:style-name="p23"><text:span text:style-name="c19">
          <text:s text:c="2"/>| Auth-Request <text:s text:c="11"/>|</text:span></text:p>
      <text:p text:style-name="p23"><text:span text:style-name="c19">
          <text:s text:c="2"/>| ------------------------------&gt; | If the client got accepted he sends his password via the</text:span></text:p>
      <text:p text:style-name="p23"><text:span text:style-name="c19">
          <text:s text:c="2"/>| <text:s text:c="16"/>| now encrypted connection.</text:span></text:p>
      <text:p text:style-name="p23"><text:span text:style-name="c19">
          <text:s text:c="2"/>| Auth-Result <text:s text:c="8"/>|</text:span></text:p>
      <text:p text:style-name="p23"><text:span text:style-name="c19">
          <text:s text:c="2"/>| &lt;------------------------------ | The server answers with the result of the authentification.</text:span></text:p>
      <text:p text:style-name="p23"><text:span text:style-name="c19">
          <text:s text:c="2"/>| <text:s text:c="16"/>| Now the connection is established.</text:span></text:p>
      <text:p text:style-name="p23"><text:span text:style-name="c19">
          <text:s text:c="2"/>| File-Status <text:s text:c="8"/>|</text:span></text:p>
      <text:p text:style-name="p23"><text:span text:style-name="c19">
          <text:s text:c="2"/>| ------------------------------&gt; | The client requests the file status.</text:span></text:p>
      <text:p text:style-name="p23"><text:span text:style-name="c19">
          <text:s text:c="2"/>| <text:s text:c="16"/>|</text:span></text:p>
      <text:p text:style-name="p23"><text:span text:style-name="c19">
          <text:s text:c="2"/>| Auth-Result <text:s text:c="8"/>|</text:span></text:p>
      <text:p text:style-name="p23"><text:span text:style-name="c19">
          <text:s text:c="2"/>| &lt;------------------------------ | The server responds with the current file status.</text:span></text:p>
      <text:p text:style-name="p23"><text:span text:style-name="c19">
          <text:s text:c="2"/>| <text:s text:c="16"/>|</text:span></text:p>
      <text:p text:style-name="p23"><text:span text:style-name="c19">
          <text:s text:c="2"/>| File-Creation <text:s text:c="10"/>|</text:span></text:p>
      <text:p text:style-name="p23"><text:span text:style-name="c19">
          <text:s text:c="2"/>| ------------------------------&gt; | The client sends this message if the server does not has</text:span></text:p>
      <text:p text:style-name="p23"><text:span text:style-name="c19">
          <text:s text:c="2"/>| <text:s text:c="16"/>| the file yet.</text:span></text:p>
      <text:p text:style-name="p23"><text:span text:style-name="c19">
          <text:s text:c="2"/>| Server-ACK <text:s text:c="13"/>|</text:span></text:p>
      <text:p text:style-name="p23"><text:span text:style-name="c19">
          <text:s text:c="2"/>| &lt;------------------------------ | The server acks the ```File-Creation```.</text:span></text:p>
      <text:p text:style-name="p23"><text:span text:style-name="c19">
          <text:s text:c="2"/>| <text:s text:c="16"/>|</text:span></text:p>
      <text:p text:style-name="p23"><text:span text:style-name="c19">
          <text:s text:c="2"/>| File-Transfer <text:s text:c="10"/>|</text:span></text:p>
      <text:p text:style-name="p23"><text:span text:style-name="c19">
          <text:s text:c="2"/>| ------------------------------&gt; | The client starts sending the file in chunks.</text:span></text:p>
      <text:p text:style-name="p23"><text:span text:style-name="c19">
          <text:s text:c="2"/>| <text:s text:c="16"/>|</text:span></text:p>
      <text:p text:style-name="p23"><text:span text:style-name="c19">
          <text:s text:c="2"/>| Server-ACK <text:s text:c="13"/>|</text:span></text:p>
      <text:p text:style-name="p23"><text:span text:style-name="c19">
          <text:s text:c="2"/>| &lt;------------------------------ | The server sends an ACK message for each message</text:span></text:p>
      <text:p text:style-name="p23"><text:span text:style-name="c19">
          <text:s text:c="2"/>| <text:s text:c="16"/>| it received from the client</text:span></text:p>
      <text:p text:style-name="p23"><text:span text:style-name="c19">
          <text:s text:c="2"/>| File-Transfer <text:s text:c="10"/>|</text:span></text:p>
      <text:p text:style-name="p23"><text:span text:style-name="c19">
          <text:s text:c="2"/>| ------------------------------&gt; | The client sets the ```Last package for the file``` flag</text:span></text:p>
      <text:p text:style-name="p23"><text:span text:style-name="c19">
          <text:s text:c="2"/>| <text:s text:c="16"/>| to inform the server, it is the last file part.</text:span></text:p>
      <text:p text:style-name="p23"><text:span text:style-name="c19">
          <text:s text:c="2"/>| Server-ACK <text:s text:c="13"/>|</text:span></text:p>
      <text:p text:style-name="p23"><text:span text:style-name="c19">
          <text:s text:c="2"/>| &lt;------------------------------ |</text:span></text:p>
      <text:p text:style-name="p23"><text:span text:style-name="c19">
          <text:s text:c="2"/>| <text:s text:c="16"/>|</text:span></text:p>
      <text:p text:style-name="p23"><text:span text:style-name="c19">
          <text:s text:c="2"/>| Transfer-Ended <text:s text:c="9"/>|</text:span></text:p>
      <text:p text:style-name="p23"><text:span text:style-name="c19">
          <text:s text:c="2"/>| ------------------------------&gt; | The client tells the server that he liks to close the connection.</text:span></text:p>
      <text:p text:style-name="p22"><text:span text:style-name="c3"> </text:span></text:p>
      <text:p text:style-name="p15"><text:span text:style-name="c16">Key Exhange</text:span></text:p>
      <text:p text:style-name="p21"><text:span text:style-name="c19">Client <text:s text:c="15"/>Server</text:span></text:p>
      <text:p text:style-name="p23"><text:span text:style-name="c19">
          <text:s text:c="2"/>| ClientStartConnection <text:s text:c="6"/>|</text:span></text:p>
      <text:p text:style-name="p23"><text:span text:style-name="c19">
          <text:s text:c="2"/>| ------------------------------&gt; | Client calculates and sends P, G to the server.</text:span></text:p>
      <text:p text:style-name="p23"><text:span text:style-name="c19">
          <text:s text:c="2"/>| <text:s text:c="16"/>| </text:span></text:p>
      <text:p text:style-name="p23"><text:span text:style-name="c19">
          <text:s text:c="2"/>| onServerReceive <text:s text:c="12"/>|</text:span></text:p>
      <text:p text:style-name="p23"><text:span text:style-name="c19">
          <text:s text:c="2"/>| &lt;------------------------------ | Server calculates it's shared key, public key and sends it's</text:span></text:p>
      <text:p text:style-name="p23"><text:span text:style-name="c19">
          <text:s text:c="2"/>| <text:s text:c="16"/>| public key to client.</text:span></text:p>
      <text:p text:style-name="p23"><text:span text:style-name="c19">
          <text:s text:c="2"/>| <text:s text:c="16"/>| Sets secureConnection to true.</text:span></text:p>
      <text:p text:style-name="p23"><text:span text:style-name="c19">
          <text:s text:c="2"/>| onClientReceive <text:s text:c="8"/>|</text:span></text:p>
      <text:p text:style-name="p23"><text:span text:style-name="c19">
          <text:s text:c="2"/>| ------------------------------&gt; | Client calculates it's shared key.</text:span></text:p>
      <text:p text:style-name="p23"><text:span text:style-name="c19">
          <text:s text:c="2"/>| <text:s text:c="32"/>| Sets secure connection to true.</text:span></text:p>
      <text:p text:style-name="p22"><text:span text:style-name="c3"> </text:span></text:p>
      <text:p text:style-name="p17"><text:span text:style-name="c3">Diffie-Hellman algorithm relies on </text:span><text:span text:style-name="c29">discrete logarithm problem.</text:span><text:span text:style-name="c3"> It is very hard for computers to solve discrete logarithm thus it is a good candidate against brute force attacks. This implementation works like this: - Client and server have to have the common values </text:span><text:span text:style-name="c19">P</text:span><text:span text:style-name="c3"> and </text:span><text:span text:style-name="c19">G</text:span><text:span text:style-name="c3">. P is a prime number and G is the primitive root of that number. As connections are initiated by client, both P and G is calculated by client. Before sending P and G, client generates a private key and calculates it's public key. </text:span><text:span text:style-name="c19">P , G and client's public key</text:span><text:span text:style-name="c3"> are sent to server by the client at the beginning of the connection.</text:span></text:p>
      <text:list text:style-name="L9">
        <text:list-item>
          <text:p text:style-name="p32"><text:span text:style-name="c3">Server receives P , G , and client's public key. It selects a private key for itself and calculates it own public key. At this calculation, server also successfully calculates the </text:span><text:span text:style-name="c19">shared key</text:span><text:span text:style-name="c3"> that the encryption will be based on. </text:span></text:p>
        </text:list-item>
        <text:list-item>
          <text:p text:style-name="p32"><text:span text:style-name="c3">Client receives server's public key and calculates the </text:span><text:span text:style-name="c19">shared key</text:span><text:span text:style-name="c3">. At this point both server and the client have the same shared key which has never transmitted through insecure channels. </text:span></text:p>
        </text:list-item>
        <text:list-item>
          <text:p text:style-name="p34"><text:span text:style-name="c3">Exposed API of Encrypt and Decrypt uses that shared key to encrypt and decrypt messages.</text:span></text:p>
        </text:list-item>
      </text:list>
      <text:p text:style-name="p17"><text:span text:style-name="c3">More info can be found at: </text:span><text:a xlink:href="https://en.wikipedia.org/wiki/Diffie%E2%80%93Hellman_key_exchange"><text:span text:style-name="c35">Wiki Link</text:span></text:a></text:p>
      <text:p text:style-name="p15"><text:span text:style-name="c16">File syncronisation</text:span></text:p>
      <text:p text:style-name="p17"><text:span text:style-name="c3">In order to do file sync we check periodically if there were files changed (It's planned to switch to Filsystem watcher to monitor for changes). To detect which files were changed we compare the </text:span><text:a xlink:href="https://en.wikipedia.org/wiki/Md5"><text:span text:style-name="c36">MD5's</text:span></text:a><text:span text:style-name="c3"> of the files to internally saved hashes of them on the last run.</text:span></text:p>
      <text:list text:style-name="L9">
        <text:list-item>
          <text:p text:style-name="p38"><text:span text:style-name="c29">If the files weren't there in the prior</text:span><text:span text:style-name="c3"> run, they get marked for complete transmission.</text:span></text:p>
        </text:list-item>
        <text:list-item>
          <text:p text:style-name="p37"><text:span text:style-name="c29">If the hash changed</text:span><text:span text:style-name="c3"> we chunk the data into 900 Byte blocks. For each block we will calculate the </text:span><text:a xlink:href="https://en.wikipedia.org/wiki/Cyclic_redundancy_check#CRC-32_algorithm"><text:span text:style-name="c39">CRC32</text:span></text:a><text:span text:style-name="c3">. Afterward's it all CRC32 will get compared to the corresponding CRC32 of the previous run. If a CRC32 changed, it replaces the old CRC32 and the Part get's marked for transmission.</text:span></text:p>
        </text:list-item>
        <text:list-item>
          <text:p text:style-name="p40"><text:span text:style-name="c29">If nothing changed</text:span><text:span text:style-name="c3">, nothing will be send.</text:span></text:p>
        </text:list-item>
      </text:list>
      <text:p text:style-name="p15"><text:span text:style-name="c16">Limitations</text:span></text:p>
      <text:list text:style-name="L9">
        <text:list-item>
          <text:p text:style-name="p42"><text:span text:style-name="c3">Currently the protocol is vulnerable to man in the middle attacks because Diffie-Hellman does not check for authenticated server certificates.</text:span></text:p>
        </text:list-item>
        <text:list-item>
          <text:p text:style-name="p43"><text:span text:style-name="c3">Currently if a file shirnks, it will be deleted and send again</text:span><text:span text:style-name="c0"> </text:span></text:p>
        </text:list-item>
      </text:list>
    </office:text>
  </office:body>
</office:document-content>
</file>